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1a3" officeooo:paragraph-rsid="000921a3"/>
    </style:style>
    <style:style style:name="P2" style:family="paragraph" style:parent-style-name="Standard" style:list-style-name="L1">
      <style:text-properties officeooo:rsid="000921a3" officeooo:paragraph-rsid="000921a3"/>
    </style:style>
    <style:style style:name="P3" style:family="paragraph" style:parent-style-name="Standard" style:list-style-name="L4">
      <style:text-properties officeooo:rsid="000921a3" officeooo:paragraph-rsid="000af7a3"/>
    </style:style>
    <style:style style:name="P4" style:family="paragraph" style:parent-style-name="Standard" style:list-style-name="L4">
      <style:text-properties officeooo:rsid="000921a3" officeooo:paragraph-rsid="000921a3"/>
    </style:style>
    <style:style style:name="P5" style:family="paragraph" style:parent-style-name="Standard" style:list-style-name="L3">
      <style:text-properties officeooo:paragraph-rsid="000af7a3"/>
    </style:style>
    <style:style style:name="P6" style:family="paragraph" style:parent-style-name="Standard" style:list-style-name="L1">
      <style:text-properties officeooo:rsid="000c31d7" officeooo:paragraph-rsid="000c31d7"/>
    </style:style>
    <style:style style:name="P7" style:family="paragraph" style:parent-style-name="Standard">
      <style:text-properties officeooo:rsid="000ca3d0" officeooo:paragraph-rsid="000ca3d0"/>
    </style:style>
    <style:style style:name="T1" style:family="text">
      <style:text-properties officeooo:rsid="000921a3"/>
    </style:style>
    <style:style style:name="T2" style:family="text">
      <style:text-properties officeooo:rsid="000a3fb2"/>
    </style:style>
    <style:style style:name="T3" style:family="text">
      <style:text-properties officeooo:rsid="000af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ll disassembly plan</text:p>
      <text:h text:style-name="Heading_20_3" text:outline-level="3">Cleaning table:</text:h>
      <text:list xml:id="list198470610" text:style-name="L4">
        <text:list-item>
          <text:p text:style-name="P3">simple green</text:p>
        </text:list-item>
        <text:list-item>
          <text:p text:style-name="P3">WD-40</text:p>
        </text:list-item>
        <text:list-item>
          <text:p text:style-name="P4">gloves</text:p>
        </text:list-item>
        <text:list-item>
          <text:p text:style-name="P4">rags</text:p>
        </text:list-item>
        <text:list-item>
          <text:p text:style-name="P4"><text:span text:style-name="T3">plastic</text:span> brush</text:p>
        </text:list-item>
        <text:list-item>
          <text:p text:style-name="P4"><text:span text:style-name="T2">wire brush</text:span></text:p>
        </text:list-item>
        <text:list-item>
          <text:p text:style-name="P4"><text:span text:style-name="T2">steel wool</text:span></text:p>
        </text:list-item>
        <text:list-item>
          <text:p text:style-name="P4">cleaning tray</text:p>
        </text:list-item>
      </text:list>
      <text:p text:style-name="P1"/>
      <text:h text:style-name="Heading_20_3" text:outline-level="3">Tool table:</text:h>
      <text:list xml:id="list3124942747" text:style-name="L3">
        <text:list-item>
          <text:p text:style-name="P5"><text:span text:style-name="T1">Toolbox</text:span></text:p>
          <text:list>
            <text:list-item>
              <text:p text:style-name="P5"><text:span text:style-name="T1">hex wrench set</text:span></text:p>
            </text:list-item>
            <text:list-item>
              <text:p text:style-name="P5"><text:span text:style-name="T1">spanner wrenches</text:span></text:p>
            </text:list-item>
            <text:list-item>
              <text:p text:style-name="P5"><text:span text:style-name="T1">drill</text:span></text:p>
            </text:list-item>
          </text:list>
        </text:list-item>
        <text:list-item>
          <text:p text:style-name="P5"><text:span text:style-name="T1"><text:s/>bolt organizer</text:span></text:p>
        </text:list-item>
        <text:list-item>
          <text:p text:style-name="P5"><text:span text:style-name="T1">thread gauge</text:span></text:p>
        </text:list-item>
        <text:list-item>
          <text:p text:style-name="P5"><text:span text:style-name="T1"><text:s/>notebook</text:span></text:p>
        </text:list-item>
        <text:list-item>
          <text:p text:style-name="P5"><text:span text:style-name="T1">phone / camera</text:span></text:p>
        </text:list-item>
      </text:list>
      <text:p text:style-name="P1"/>
      <text:h text:style-name="Heading_20_3" text:outline-level="3">Work Area:</text:h>
      <text:list xml:id="list2494648647" text:style-name="L1">
        <text:list-item>
          <text:p text:style-name="P2">Vacuum Cleaner</text:p>
        </text:list-item>
        <text:list-item>
          <text:p text:style-name="P2">Work light</text:p>
        </text:list-item>
        <text:list-item>
          <text:p text:style-name="P6">Trash can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9:22:32.556000000</meta:creation-date>
    <dc:date>2019-10-06T19:27:46.584000000</dc:date>
    <meta:editing-duration>P1DT9H1M28S</meta:editing-duration>
    <meta:editing-cycles>1</meta:editing-cycles>
    <meta:document-statistic meta:table-count="0" meta:image-count="0" meta:object-count="0" meta:page-count="1" meta:paragraph-count="23" meta:word-count="62" meta:character-count="274" meta:non-whitespace-character-count="252"/>
    <meta:generator>LibreOffice/6.0.5.2$Windows_X86_64 LibreOffice_project/54c8cbb85f300ac59db32fe8a675ff7683cd5a16</meta:generator>
  </office:meta>
</office:document-meta>
</file>